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49391323666453441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39010374839451367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9501463600120106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28131789645351719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6821390323343395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6199604841676784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676455349233457782"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889885797596996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8802171" text:continue-list="list5676455349233457782"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305409304109186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1369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8181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8791859"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8809109"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01089"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28394472423286537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89576471339713547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16660583049843066"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808065"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376772042480986030"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067648864773606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219409304513566286" text:style-name="L15">
        <text:list-item>
          <text:list>
            <text:list-header>
              <text:p text:style-name="P170">1.5 miles averaging about 9:40/mile and rest 1 min</text:p>
            </text:list-header>
          </text:list>
        </text:list-item>
      </text:list>
      <text:p text:style-name="P23">1 mile in 8:26 and rest 2 min</text:p>
      <text:list xml:id="list8491528973202376829"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80326699063850238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80801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31299985715910750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0087539577302267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75153109673935032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8789476" text:continue-list="list1400875395773022673" text:style-name="L19">
        <text:list-item>
          <text:list>
            <text:list-header>
              <text:p text:style-name="P174">(Pace*HR)=1240</text:p>
            </text:list-header>
          </text:list>
        </text:list-item>
      </text:list>
      <text:list xml:id="list38787936" text:continue-list="list7312999857159107505" text:style-name="L18">
        <text:list-item>
          <text:list>
            <text:list-header>
              <text:p text:style-name="P173">2 miles at 10:46/mile Ave HR= 121 bpm and rest a few minutes</text:p>
            </text:list-header>
          </text:list>
        </text:list-item>
      </text:list>
      <text:list xml:id="list38796184" text:continue-list="list3878947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878889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57383436807126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895811321388451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439136447454616775"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18550387131334651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3030413178307061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8021487457025992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878811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78588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17053548585133111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35825955517171715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07765736731360576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span text:style-name="T1">Fri</text:span></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10"><text:span text:style-name="T2"/></text:p>
      <text:p text:style-name="P10"><text:span text:style-name="T2">During the past week: </text:span>19.7<text:span text:style-name="T2"> </text:span><text:span text:style-name="T1">miles</text:span></text:p>
      <text:p text:style-name="P23"><text:span text:style-name="T1"/></text:p>
      <text:p text:style-name="P23"><text:soft-page-break/><text:span text:style-name="T1"/></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621936817727218679" text:style-name="L30">
        <text:list-item>
          <text:list>
            <text:list-header>
              <text:p text:style-name="P187">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7T18:54:50.38</dc:date>
    <dc:creator>James Lombardi</dc:creator>
    <meta:editing-duration>P19DT2H50M40S</meta:editing-duration>
    <meta:editing-cycles>1499</meta:editing-cycles>
    <meta:generator>OpenOffice/4.1.2$Win32 OpenOffice.org_project/412m3$Build-9782</meta:generator>
    <meta:document-statistic meta:table-count="0" meta:image-count="9" meta:object-count="0" meta:page-count="157" meta:paragraph-count="4491" meta:word-count="49022" meta:character-count="251803"/>
  </office:meta>
</office:document-meta>
</file>